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4.026cm" svg:height="8.16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285cm" svg:height="4.218cm" svg:x="4.343cm" svg:y="2.79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789cm" svg:height="2.549cm" svg:x="1.297cm" svg:y="1.323cm">
          <draw:text-box>
            <text:p>Pattern:<text:tab/><text:tab/>a/a+</text:p>
            <text:p/>
            <text:p>Diagram:</text:p>
          </draw:text-box>
        </draw:frame>
        <draw:custom-shape draw:style-name="gr3" draw:text-style-name="P1" draw:id="id1" draw:layer="layout" svg:width="1.073cm" svg:height="1.049cm" svg:x="4.917cm" svg:y="4.75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1" draw:id="id2" draw:layer="layout" svg:width="1.073cm" svg:height="1.049cm" svg:x="8.238cm" svg:y="4.75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1" draw:id="id3" draw:layer="layout" svg:width="1.073cm" svg:height="1.049cm" svg:x="11.584cm" svg:y="4.756cm">
          <text:p text:style-name="P1">3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.99cm" svg:y1="5.28cm" svg:x2="8.238cm" svg:y2="5.28cm" draw:start-shape="id1" draw:start-glue-point="1" draw:end-shape="id2" draw:end-glue-point="3" svg:d="m5990 5280h2248">
          <text:p/>
        </draw:connector>
        <draw:connector draw:style-name="gr4" draw:text-style-name="P1" draw:layer="layout" draw:type="line" svg:x1="9.311cm" svg:y1="5.28cm" svg:x2="11.584cm" svg:y2="5.28cm" draw:start-shape="id2" draw:start-glue-point="1" draw:end-shape="id3" draw:end-glue-point="3" svg:d="m9311 5280h2273">
          <text:p/>
        </draw:connector>
        <draw:connector draw:style-name="gr4" draw:text-style-name="P1" draw:layer="layout" draw:type="curve" draw:line-skew="-0.84cm" svg:x1="12.12cm" svg:y1="4.756cm" svg:x2="8.774cm" svg:y2="4.756cm" draw:start-shape="id3" draw:start-glue-point="0" draw:end-shape="id2" draw:end-glue-point="0" svg:d="m12120 4756c0-2031-3346-2031-3346 0">
          <text:p/>
        </draw:connector>
        <draw:frame draw:style-name="gr2" draw:layer="layout" svg:width="0.824cm" svg:height="1.017cm" svg:x="9.934cm" svg:y="4.27cm">
          <draw:text-box>
            <text:p>a</text:p>
          </draw:text-box>
        </draw:frame>
        <draw:frame draw:style-name="gr2" draw:layer="layout" svg:width="1.26cm" svg:height="1.017cm" svg:x="11.531cm" svg:y="5.816cm">
          <draw:text-box>
            <text:p>A1</text:p>
          </draw:text-box>
        </draw:frame>
        <draw:frame draw:style-name="gr2" draw:layer="layout" svg:width="0.824cm" svg:height="1.017cm" svg:x="6.539cm" svg:y="4.32cm">
          <draw:text-box>
            <text:p>a</text:p>
          </draw:text-box>
        </draw:frame>
        <draw:frame draw:style-name="gr2" draw:layer="layout" svg:width="1.26cm" svg:height="1.017cm" svg:x="8.162cm" svg:y="5.792cm">
          <draw:text-box>
            <text:p>A0</text:p>
          </draw:text-box>
        </draw:frame>
        <draw:frame draw:style-name="gr2" draw:layer="layout" svg:width="8.52cm" svg:height="1.017cm" svg:x="1.297cm" svg:y="7.638cm">
          <draw:text-box>
            <text:p>Shorthand:<text:tab/>1--a--2--a--3[2]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2-03T22:31:45</meta:creation-date>
    <meta:editing-duration>PT00H24M39S</meta:editing-duration>
    <meta:editing-cycles>6</meta:editing-cycles>
    <dc:date>2010-12-22T14:40:22</dc:date>
    <meta:generator>OpenOffice.org/3.2$Linux OpenOffice.org_project/320m19$Build-9505</meta:generator>
    <meta:document-statistic meta:object-count="37"/>
  </office:meta>
</office:document-meta>
</file>